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9cm" style:rel-column-width="7745*"/>
    </style:style>
    <style:style style:name="Tabella2.B" style:family="table-column">
      <style:table-column-properties style:column-width="1.984cm" style:rel-column-width="7650*"/>
    </style:style>
    <style:style style:name="Tabella2.C" style:family="table-column">
      <style:table-column-properties style:column-width="13.005cm" style:rel-column-width="50140*"/>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16.272cm" style:rel-column-width="62733*"/>
    </style:style>
    <style:style style:name="Tabella5.B" style:family="table-column">
      <style:table-column-properties style:column-width="0.727cm" style:rel-column-width="2802*"/>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paragraph-properties fo:text-align="end"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style:font-name="Arial" fo:font-weight="normal" style:font-weight-asian="normal" style:font-weight-complex="normal"/>
    </style:style>
    <style:style style:name="P1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Arial2" fo:font-size="15pt" style:font-name-asian="Arial2" style:font-size-asian="15pt" style:font-name-complex="Arial2" style:font-size-complex="15pt"/>
    </style:style>
    <style:style style:name="P19"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0" style:family="paragraph" style:parent-style-name="Standard">
      <style:paragraph-properties style:text-autospace="none"/>
      <style:text-properties style:font-name="Arial2"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26" style:family="paragraph" style:parent-style-name="Standard">
      <style:paragraph-properties fo:text-align="justify" style:justify-single-word="fals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text-align="justify" style:justify-single-word="false" style:text-autospace="none"/>
      <style:text-properties style:use-window-font-color="true" style:font-name="Arial" fo:font-size="15pt" fo:font-style="normal" style:text-underline-style="none" fo:font-weight="normal" style:font-size-asian="13.1000003814697pt" style:font-style-asian="normal" style:font-weight-asian="normal" style:font-size-complex="15pt" style:font-style-complex="normal" style:font-weight-complex="normal"/>
    </style:style>
    <style:style style:name="P28" style:family="paragraph" style:parent-style-name="Standard">
      <style:paragraph-properties style:text-autospace="none"/>
      <style:text-properties style:use-window-font-color="true" style:font-name="Arial" fo:font-size="15pt" fo:font-style="normal" style:text-underline-style="none"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2" style:family="paragraph" style:parent-style-name="Standard">
      <style:paragraph-properties style:text-autospace="non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34" style:family="paragraph" style:parent-style-name="Standard">
      <style:paragraph-properties fo:text-align="justify" style:justify-single-word="false" style:text-autospace="none">
        <style:tab-stops/>
      </style:paragraph-properties>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35"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style:text-autospace="non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37" style:family="paragraph" style:parent-style-name="Standard">
      <style:paragraph-properties style:text-autospace="none"/>
      <style:text-properties style:font-name="Arial" fo:font-size="15pt" style:font-size-asian="15pt" style:font-size-complex="15pt"/>
    </style:style>
    <style:style style:name="P38"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39" style:family="paragraph" style:parent-style-name="Standard">
      <style:paragraph-properties fo:text-align="justify" style:justify-single-word="false" fo:break-before="pag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43" style:family="paragraph" style:parent-style-name="Header">
      <style:paragraph-properties fo:text-align="center" style:justify-single-word="false"/>
      <style:text-properties fo:font-size="6pt" style:font-size-asian="6pt" style:font-size-complex="6pt"/>
    </style:style>
    <style:style style:name="P44" style:family="paragraph" style:parent-style-name="Table_20_Contents">
      <style:paragraph-properties fo:text-align="end" style:justify-single-word="false"/>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style:font-size-asian="12pt"/>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18 <text:s/>Gennaio <text:s/>2008</text:p>
          </table:table-cell>
        </table:table-row>
        <table:table-row>
          <table:table-cell table:style-name="Tabella4.A2" office:value-type="string">
            <text:p text:style-name="P8">Documento interno – v1.2</text:p>
          </table:table-cell>
          <table:table-cell table:style-name="Tabella4.B2" office:value-type="string">
            <text:p text:style-name="P9">Norme_interne.pdf</text:p>
          </table:table-cell>
        </table:table-row>
      </table:table>
      <text:p text:style-name="P15"/>
      <text:p text:style-name="P15"/>
      <text:p text:style-name="P16">Redazione:</text:p>
      <text:p text:style-name="P19"><text:tab/><text:tab/><text:tab/>Luca Rubin</text:p>
      <text:p text:style-name="P21"/>
      <text:p text:style-name="P21">Revisione:<text:tab/></text:p>
      <text:p text:style-name="P19"><text:tab/><text:tab/><text:tab/></text:p>
      <text:p text:style-name="P21"/>
      <text:p text:style-name="P21">Approvazione:</text:p>
      <text:p text:style-name="P23"><text:tab/><text:tab/><text:tab/><text:tab/><text:tab/><text:tab/></text:p>
      <text:p text:style-name="P21"/>
      <text:p text:style-name="P21">Lista di distribuzione:</text:p>
      <text:p text:style-name="P19"><text:tab/><text:tab/><text:tab/><text:tab/><text:tab/><text:tab/>Stylosoft</text:p>
      <text:p text:style-name="P19"/>
      <text:p text:style-name="P22">Registro delle modifiche:</text:p>
      <text:p text:style-name="P22"/>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1">Descrizione delle modifiche</text:p>
          </table:table-cell>
        </table:table-row>
        <table:table-row>
          <table:table-cell table:style-name="Tabella2.A1" office:value-type="string">
            <text:p text:style-name="P38">1.2</text:p>
          </table:table-cell>
          <table:table-cell table:style-name="Tabella2.B1" office:value-type="string">
            <text:p text:style-name="P38">18/01/08</text:p>
          </table:table-cell>
          <table:table-cell table:style-name="Tabella2.A1" office:value-type="string">
            <text:p text:style-name="P12">Aggiunte sezioni: segnalazioni interne e norme di codifica/progettazione </text:p>
          </table:table-cell>
        </table:table-row>
        <table:table-row>
          <table:table-cell table:style-name="Tabella2.A1" office:value-type="string">
            <text:p text:style-name="P38">1.1</text:p>
          </table:table-cell>
          <table:table-cell table:style-name="Tabella2.B1" office:value-type="string">
            <text:p text:style-name="P38">15/01/08</text:p>
          </table:table-cell>
          <table:table-cell table:style-name="Tabella2.A1" office:value-type="string">
            <text:p text:style-name="P12">Aggiunto repository SVN</text:p>
          </table:table-cell>
        </table:table-row>
        <table:table-row>
          <table:table-cell table:style-name="Tabella2.A1" office:value-type="string">
            <text:p text:style-name="P38">1.0</text:p>
          </table:table-cell>
          <table:table-cell table:style-name="Tabella2.B1" office:value-type="string">
            <text:p text:style-name="P38">06/12/07</text:p>
          </table:table-cell>
          <table:table-cell table:style-name="Tabella2.A1" office:value-type="string">
            <text:p text:style-name="P12">Correzione errori vari grammaticali, aggiustamento indice</text:p>
          </table:table-cell>
        </table:table-row>
        <table:table-row>
          <table:table-cell table:style-name="Tabella2.A5" office:value-type="string">
            <text:p text:style-name="P25">0.2</text:p>
          </table:table-cell>
          <table:table-cell table:style-name="Tabella2.B5" office:value-type="string">
            <text:p text:style-name="P25">04/12/07</text:p>
          </table:table-cell>
          <table:table-cell table:style-name="Tabella2.B5" office:value-type="string">
            <text:p text:style-name="Table_20_Contents">Sistemazione indice e ampliamento punto 5</text:p>
          </table:table-cell>
        </table:table-row>
      </table:table>
      <text:p text:style-name="P17"/>
      <text:p text:style-name="P18"/>
      <text:p text:style-name="P20"/>
      <text:p text:style-name="P36"/>
      <text:p text:style-name="P37"/>
      <text:p text:style-name="P37"/>
      <text:p text:style-name="P37"/>
      <text:p text:style-name="P37"/>
      <text:p text:style-name="P37"><text:soft-page-break/></text:p>
      <text:p text:style-name="P37"/>
      <text:p text:style-name="P37"/>
      <text:p text:style-name="P37">Sommario</text:p>
      <text:p text:style-name="P32"/>
      <text:p text:style-name="P29"><text:tab/>Questo documento fissa le regole base che l'azienda intende seguire per comunicare con i soggetti interni ed esterni, regolando le modalità di stesura dei documenti, i programmi utilizzati, e le modalità di consegna.</text:p>
      <text:p text:style-name="P29"/>
      <text:p text:style-name="P28">Indice</text:p>
      <text:p text:style-name="P29"/>
      <table:table table:name="Tabella5" table:style-name="Tabella5">
        <table:table-column table:style-name="Tabella5.A"/>
        <table:table-column table:style-name="Tabella5.B"/>
        <table:table-row>
          <table:table-cell office:value-type="string">
            <text:p text:style-name="P29">1<text:tab/>Comunicazioni........................................................................................................</text:p>
            <text:p text:style-name="P29"><text:tab/>1.1<text:tab/>Comunicazioni interne.................................................................................</text:p>
            <text:p text:style-name="P29"><text:tab/>1.2<text:tab/>Comunicazioni esterne................................................................................</text:p>
            <text:p text:style-name="P29">2<text:tab/>Convocazioni ed incontri........................................................................................</text:p>
            <text:p text:style-name="P29">3<text:tab/>Gestione documenti ufficiali...................................................................................</text:p>
            <text:p text:style-name="P29"><text:tab/>3.1<text:tab/>Nominazione documenti..............................................................................</text:p>
            <text:p text:style-name="P29"><text:tab/>3.2<text:tab/>Gestione documenti interni.........................................................................</text:p>
            <text:p text:style-name="P29"><text:tab/>3.3<text:tab/>Gestione documenti esterni........................................................................</text:p>
            <text:p text:style-name="P29"><text:tab/>3.4<text:tab/>Template documenti....................................................................................</text:p>
            <text:p text:style-name="P29"><text:tab/>3.5<text:tab/>Approvazione documenti.............................................................................</text:p>
            <text:p text:style-name="P29"><text:tab/>3.6<text:tab/>Distribuzione documenti..............................................................................</text:p>
            <text:p text:style-name="P29">4<text:tab/>Versionamento.......................................................................................................</text:p>
            <text:p text:style-name="P29"><text:tab/>4.1<text:tab/>Connessione al repository...........................................................................</text:p>
            <text:p text:style-name="P29"><text:tab/>4.2<text:tab/>Utilizzo del repository..................................................................................</text:p>
            <text:p text:style-name="P29">5<text:tab/>Strumenti e ambienti di sviluppo............................................................................</text:p>
            <text:p text:style-name="P29">6<text:tab/>Segnalazioni interne..............................................................................................</text:p>
            <text:p text:style-name="P29">7<text:tab/>Norme di Progettazione e Codifica........................................................................</text:p>
            <text:p text:style-name="P29"><text:tab/>7.1<text:tab/>Introduzione.................................................................................................</text:p>
            <text:p text:style-name="P29"><text:tab/>7.2<text:tab/>Nomenclatura e stile di codifica...................................................................</text:p>
            <text:p text:style-name="P29"><text:tab/>7.3<text:tab/>Progettazione..............................................................................................</text:p>
            <text:p text:style-name="P29"><text:tab/>7.4<text:tab/>Diagrammi delle classi.................................................................................</text:p>
            <text:p text:style-name="P29"><text:tab/>7.5<text:tab/>Codifica........................................................................................................</text:p>
            <text:p text:style-name="P29"><text:tab/> <text:s text:c="4"/>7.5.1<text:tab/>Intestazione dei file...........................................................................</text:p>
            <text:p text:style-name="P29"><text:tab/> <text:s text:c="4"/>7.5.2<text:tab/>Documentazione del codice..............................................................</text:p>
            <text:p text:style-name="P29"><text:tab/> <text:s text:c="4"/>7.5.3<text:tab/>Indentazione del codice....................................................................</text:p>
          </table:table-cell>
          <table:table-cell office:value-type="string">
            <text:p text:style-name="P10">3</text:p>
            <text:p text:style-name="P10">3</text:p>
            <text:p text:style-name="P10">3</text:p>
            <text:p text:style-name="P10">3</text:p>
            <text:p text:style-name="P10">3</text:p>
            <text:p text:style-name="P10">3</text:p>
            <text:p text:style-name="P10">4</text:p>
            <text:p text:style-name="P10">4</text:p>
            <text:p text:style-name="P10">4</text:p>
            <text:p text:style-name="P10">4</text:p>
            <text:p text:style-name="P10">5</text:p>
            <text:p text:style-name="P10">5</text:p>
            <text:p text:style-name="P10">5</text:p>
            <text:p text:style-name="P10">5</text:p>
            <text:p text:style-name="P10">5</text:p>
            <text:p text:style-name="P10">6</text:p>
            <text:p text:style-name="P10">6</text:p>
            <text:p text:style-name="P10">6</text:p>
            <text:p text:style-name="P10">6</text:p>
            <text:p text:style-name="P10">7</text:p>
            <text:p text:style-name="P10">7</text:p>
            <text:p text:style-name="P10">7</text:p>
            <text:p text:style-name="P10">7</text:p>
            <text:p text:style-name="P10">7</text:p>
            <text:p text:style-name="P10">7</text:p>
          </table:table-cell>
        </table:table-row>
      </table:table>
      <text:p text:style-name="P29"/>
      <text:p text:style-name="P39">1. Comunicazioni</text:p>
      <text:p text:style-name="P33"/>
      <text:p text:style-name="P33"><text:tab/><text:span text:style-name="T2">Modalità con cui vengono diffusi avvisi e comunicazioni all'interno e all'esterno del Team.</text:span></text:p>
      <text:p text:style-name="P33"/>
      <text:p text:style-name="P33"/>
      <text:p text:style-name="P33">1.1. Comunicazioni interne</text:p>
      <text:p text:style-name="P30"/>
      <text:p text:style-name="P30"><text:tab/>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span text:style-name="T6">sigem.googlecode.com</text:span>. Per maggiori dettagli sull'utilizzo delle Issues vedere il punto 6 di questo documento.</text:p>
      <text:p text:style-name="P33"/>
      <text:p text:style-name="P33"/>
      <text:p text:style-name="P33">1.2. Comunicazioni esterne</text:p>
      <text:p text:style-name="P33"/>
      <text:p text:style-name="P33"><text:span text:style-name="T3"><text:tab/>Le comunicazioni esterne dovranno essere effettuate 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text:s/>Con questo indirizzo di posta elettronica, il Committente potrà mettersi in contatto con ogni componente del gruppo in modo veloce e simultaneo. </text:span></text:p>
      <text:p text:style-name="P33"/>
      <text:p text:style-name="P26"/>
      <text:p text:style-name="P26">2. Convocazioni ed Incontri</text:p>
      <text:p text:style-name="P30"/>
      <text:p text:style-name="P30"><text:tab/>Tutte le convocazioni e gli incontri saranno segnalati tramite comunicazioni interne, secondo quanto stabilito al punto 1.1.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p text:style-name="P30"/>
      <text:p text:style-name="P30"/>
      <text:p text:style-name="P26">3. Gestione dei documenti ufficiali</text:p>
      <text:p text:style-name="P33">3.1. Nominazione dei documenti</text:p>
      <text:p text:style-name="P30"/>
      <text:p text:style-name="P30"><text:soft-page-break/><text:tab/>Ogni documento dovrà riportare nel nome, il tipo del documento separando le parole che lo compongono con “_”. Una volta approvati, i documenti dovranno essere convertiti in formato pdf.</text:p>
      <text:p text:style-name="P30"/>
      <text:p text:style-name="P30"/>
      <text:p text:style-name="P33">3.2. Gestione documenti interni</text:p>
      <text:p text:style-name="P31"/>
      <text:p text:style-name="P33"><text:tab/><text:span text:style-name="T2">Internamente al Team, i documenti saranno disponibili presso il repository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SVN. Per chiarimenti sull'utilizzo di SubVersion vedere il punto 4 del presente documento relativo al versionamento dei file.</text:span></text:p>
      <text:p text:style-name="P30"/>
      <text:p text:style-name="P30"/>
      <text:p text:style-name="P33">3.3. Gestione documenti esterni</text:p>
      <text:p text:style-name="P30"/>
      <text:p text:style-name="P26"><text:span text:style-name="T3"><text:tab/></text:span><text:span text:style-name="T2">Dall'esterno i documenti saranno resi noti con l'utilizzo del comando di consegna previsto dal corso. Tali documenti dovranno essere racchiusi in un file compresso. Al momento della decompressione i file dovranno risultare contenuti in un unica cartella.</text:span></text:p>
      <text:p text:style-name="P30"/>
      <text:p text:style-name="P30"/>
      <text:p text:style-name="P33">3.4. Template dei documenti</text:p>
      <text:p text:style-name="P30"/>
      <text:p text:style-name="P31"><text:span text:style-name="T4"><text:tab/></text:span>Ogni documento dovrà attenersi allo schema riportato nel file “modello.odt” disponibile <text:s/>nel repository ufficiale del Team. Il corpo dei documenti dovrà essere redatto con carattere <text:s/>Arial 12. I titoli avranno dimensione 15 e sottotitoli dimensione 13. Dovranno <text:s/>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5">corsivo</text:span>.</text:p>
      <text:p text:style-name="P30"/>
      <text:p text:style-name="P30"/>
      <text:p text:style-name="P34">3.5. Approvazione documenti</text:p>
      <text:p text:style-name="P30"/>
      <text:p text:style-name="P26"><text:tab/><text:span text:style-name="T2">Ogni documento dovrà specificare la data e il nome del responsabile (per approvazione) e quello del verificatore (per revisione). Per ulteriori informazioni sulle modalità di verifica, consultare il documento “Piano_di_qualifica.pdf”.</text:span></text:p>
      <text:p text:style-name="P26"/>
      <text:p text:style-name="P26"/>
      <text:p text:style-name="P26"/>
      <text:p text:style-name="P33"><text:soft-page-break/>3.6. Distribuzione documenti</text:p>
      <text:p text:style-name="P33"/>
      <text:p text:style-name="P30"><text:tab/>I documenti saranno disponibili ai destinatari specificati nella lista di distribuzione tramite le modalità elencate nei punti 3.2 e 3.3 di questo documento. Per la modifica di un documento, il redattore, dovrà accedervi in modo esclusivo, per evitare situazioni inconsistenza. L'accesso esclusivo ad un file si ottiene attraverso l'utilizzo di “lock”, previsti dal server SVN.</text:p>
      <text:p text:style-name="P30"/>
      <text:p text:style-name="P30"/>
      <text:p text:style-name="P26">4. Versionamento</text:p>
      <text:p text:style-name="P31"/>
      <text:p text:style-name="P31"><text:tab/>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repository SV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SubVersion saranno possibili operazioni di “Rollback” da una revisione ad una precedente.</text:p>
      <text:p text:style-name="P31"/>
      <text:p text:style-name="P31"/>
      <text:p text:style-name="P33">4.1 Connessione al repository</text:p>
      <text:p text:style-name="P31"/>
      <text:p text:style-name="P31"><text:tab/>Ogni componente del Team che voglia connettersi al repository ufficiale, dovrà dotarsi di un account Google. Per l'accesso al repository con un client SVN, ogni componente dovrà autenticarsi con il proprio username e password, in modo tale da poter risalire all'autore di ogni operazione effettuata nel repository.</text:p>
      <text:p text:style-name="P31"/>
      <text:p text:style-name="P31"/>
      <text:p text:style-name="P33">4.2 Utilizzo del repository</text:p>
      <text:p text:style-name="P31"/>
      <text:p text:style-name="P31"><text:tab/>Tramite le operazioni di “update” e “commit” sarà possibili sincronizzarsi al server dei file. Ad ogni operazione di “commit” si dovrà specificare (nel messaggio) un breve riassunto dell'operazione che si sta eseguendo, in generale specificando la modifica apportata al file.</text:p>
      <text:p text:style-name="P31"/>
      <text:p text:style-name="P31"/>
      <text:p text:style-name="P27">5. Strumenti e ambienti di sviluppo</text:p>
      <text:p text:style-name="P31"/>
      <text:p text:style-name="P31"><text:soft-page-break/><text:tab/>Per la redazione dei documenti si utilizzerà OpenOffice2 ( <text:a xlink:type="simple" xlink:href="http://www.openoffice.org/">www.openoffice.org</text:a> ) in ambiente Linux o Windows. L'ambiente di sviluppo utilizzato per la codifica e la progettazione sarà NetBeans 6 ( <text:a xlink:type="simple" xlink:href="http://www.netbeans.org/">www.netbeans.org</text:a> ). Per la generazione di diagrammi di Gantt verrà utilizzato GanttProject v.2.0.6 ( <text:a xlink:type="simple" xlink:href="http://ganttproject.biz/">ganttproject.biz</text:a> ).</text:p>
      <text:p text:style-name="P31">I diagrammi UML saranno invece generati con gli strumenti incorporati in NetBeans 6. Tutti gli strumenti software utilizzati dal Team saranno dotati, generalmente, di licenza GPL. In ogni caso verranno usati software non a pagamento per non incidere ulteriormente sul costo del prodotto.</text:p>
      <text:p text:style-name="P31"/>
      <text:p text:style-name="P31"/>
      <text:p text:style-name="P26">6. Segnalazioni interne</text:p>
      <text:p text:style-name="P30"/>
      <text:p text:style-name="P30"><text:tab/>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p text:style-name="P30"/>
      <text:p text:style-name="P30"/>
      <text:p text:style-name="P26">7. Norme di Progettazione e Codifica</text:p>
      <text:p text:style-name="P35">7.1. Introduzione</text:p>
      <text:p text:style-name="P30"/>
      <text:p text:style-name="P30"><text:tab/>Java sarà il linguaggio di programmazione con cui verrà realizzato il progetto.</text:p>
      <text:p text:style-name="P30"/>
      <text:p text:style-name="P30"/>
      <text:p text:style-name="P35">7.2. Nomenclatura e stile di codifica</text:p>
      <text:p text:style-name="P31"/>
      <text:p text:style-name="P31"><text:tab/>Il nome delle variabili, delle classi e di ogni altra entità, dovrà essere espresso in italiano, secondo le convenzioni di Java.</text:p>
      <text:p text:style-name="P31">Per fare in modo che il codice sia chiaro è facilmente mantenibile, viene segnalato il link ( <text:soft-page-break/><text:a xlink:type="simple" xlink:href="http://www.bigatti.it/download/JavaManualeDiStile.pdf">http://www.bigatti.it/download/JavaManualeDiStile.pdf</text:a> ) in cui è presente una più che discreta guida alla programmazione in particolare per quanto riguarda lo stile (nomi delle variabili, caratteri maiuscoli o minuscoli, ecc.).</text:p>
      <text:p text:style-name="P31"/>
      <text:p text:style-name="P31"/>
      <text:p text:style-name="P35">7.3. Progettazione</text:p>
      <text:p text:style-name="P35"/>
      <text:p text:style-name="P35"><text:tab/>La progettazione dovrà prevedere l'utilizzo di almeno tre <text:span text:style-name="T5">design pattern.</text:span></text:p>
      <text:p text:style-name="P30"/>
      <text:p text:style-name="P35">7.4. Diagrammi delle classi</text:p>
      <text:p text:style-name="P30"/>
      <text:p text:style-name="P30"><text:tab/>La progettazione mediante diagrammi delle classi dovrà essere conforme al linguaggio UML2. L'ambiente di sviluppo da utilizzare sarà NetBeans 6.</text:p>
      <text:p text:style-name="P31"/>
      <text:p text:style-name="P31"/>
      <text:p text:style-name="P35">7.5 Codifica</text:p>
      <text:p text:style-name="P31">7.5.1. Intestazione dei file</text:p>
      <text:p text:style-name="P31"/>
      <text:p text:style-name="P31"><text:tab/>Ogni file dovrà essere dotato di un'intestazione riportante il nome del file, la data e l'ora di creazione.</text:p>
      <text:p text:style-name="P31"/>
      <text:p text:style-name="P35"/>
      <text:p text:style-name="P35">7.5.2. Documentazione del codice</text:p>
      <text:p text:style-name="P31"/>
      <text:p text:style-name="P31"><text:tab/>Per una più semplice verifica e manutenzione del codice, si dovrà dotare ogni file della relativa documentazione JavaDoc. Tale documentazione dovrà essere in italiano.</text:p>
      <text:p text:style-name="P31">Per maggiori informazioni su JavaDoc consultare il sito <text:a xlink:type="simple" xlink:href="http://java.sun.com/j2se/1.5.0/">http://java.sun.com/j2se/1.5.0/</text:a><text:a xlink:type="simple" xlink:href="http://java.sun.com/j2se/1.5.0/docs/">docs/</text:a>guide/javadoc/index.html.</text:p>
      <text:p text:style-name="P31"/>
      <text:p text:style-name="P31"/>
      <text:p text:style-name="P33">7.5.3. Indentazione del codice</text:p>
      <text:p text:style-name="P31"/>
      <text:p text:style-name="P31"><text:tab/>Sarà necessario verificare ed eventualmente correggere l'ampiezza dell'indentazione dell'editor utilizzato, settando a tre l'ampiezza delle tabu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18/01/08</text:p>
            </table:table-cell>
            <table:table-cell table:style-name="Tabella3.B1" office:value-type="string">
              <text:p text:style-name="P8">Pagina <text:page-number text:select-page="current">7</text:page-number> di <text:page-count>7</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1-18T14:27:24</dc:date>
    <meta:print-date>2005-11-30T16:25:56</meta:print-date>
    <meta:editing-cycles>331</meta:editing-cycles>
    <meta:editing-duration>P1DT15H36M9S</meta:editing-duration>
    <meta:user-defined meta:name="Info 1"/>
    <meta:user-defined meta:name="Info 2"/>
    <meta:user-defined meta:name="Info 3"/>
    <meta:user-defined meta:name="Info 4"/>
    <meta:document-statistic meta:table-count="5" meta:image-count="1" meta:object-count="0" meta:page-count="7" meta:paragraph-count="143" meta:word-count="1525" meta:character-count="12646"/>
  </office:meta>
</office:document-meta>
</file>